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c001e" draw:fill="solid" draw:fill-color="#2c001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custom-shape draw:style-name="gr1" draw:text-style-name="P1" draw:layer="layout" svg:width="10.5cm" svg:height="1.9cm" svg:x="5.25cm" svg:y="11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5cm" svg:height="1.9cm" svg:x="5.25cm" svg:y="15.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solid" draw:fill-color="#aea79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22:54:33.281798494</meta:creation-date>
    <dc:date>2016-11-12T02:20:40.498523065</dc:date>
    <meta:editing-duration>PT1M52S</meta:editing-duration>
    <meta:editing-cycles>3</meta:editing-cycles>
    <meta:generator>LibreOffice/4.2.8.2$Linux_x86 LibreOffice_project/420m0$Build-2</meta:generator>
    <meta:document-statistic meta:object-count="2"/>
  </office:meta>
</office:document-meta>
</file>